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1.037cm"/>
    </style:style>
    <style:style style:name="co3" style:family="table-column">
      <style:table-column-properties fo:break-before="auto" style:column-width="1.168cm"/>
    </style:style>
    <style:style style:name="co4" style:family="table-column">
      <style:table-column-properties fo:break-before="auto" style:column-width="1.1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8" calcext:value-type="float">
            <text:p>2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2" calcext:value-type="float">
            <text:p>3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4" calcext:value-type="float">
            <text:p>3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6" calcext:value-type="float">
            <text:p>4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0" calcext:value-type="float">
            <text:p>4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4" calcext:value-type="float">
            <text:p>2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8" calcext:value-type="float">
            <text:p>28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2" calcext:value-type="float">
            <text:p>3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84" calcext:value-type="float">
            <text:p>38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6" calcext:value-type="float">
            <text:p>4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8" calcext:value-type="float">
            <text:p>44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0" calcext:value-type="float">
            <text:p>48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6" calcext:value-type="float">
            <text:p>25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8" calcext:value-type="float">
            <text:p>28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52" calcext:value-type="float">
            <text:p>35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4" calcext:value-type="float">
            <text:p>38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6" calcext:value-type="float">
            <text:p>4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48" calcext:value-type="float">
            <text:p>44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4" calcext:value-type="float">
            <text:p>2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88" calcext:value-type="float">
            <text:p>28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2" calcext:value-type="float">
            <text:p>35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84" calcext:value-type="float">
            <text:p>38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16" calcext:value-type="float">
            <text:p>41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8" calcext:value-type="float">
            <text:p>4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80" calcext:value-type="float">
            <text:p>4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8" calcext:value-type="float">
            <text:p>28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52" calcext:value-type="float">
            <text:p>35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84" calcext:value-type="float">
            <text:p>38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16" calcext:value-type="float">
            <text:p>4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8" calcext:value-type="float">
            <text:p>44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80" calcext:value-type="float">
            <text:p>48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6" calcext:value-type="float">
            <text:p>25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88" calcext:value-type="float">
            <text:p>28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20" calcext:value-type="float">
            <text:p>32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52" calcext:value-type="float">
            <text:p>35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4" calcext:value-type="float">
            <text:p>38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16" calcext:value-type="float">
            <text:p>41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48" calcext:value-type="float">
            <text:p>44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80" calcext:value-type="float">
            <text:p>48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88" calcext:value-type="float">
            <text:p>28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20" calcext:value-type="float">
            <text:p>32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52" calcext:value-type="float">
            <text:p>35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16" calcext:value-type="float">
            <text:p>416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48" calcext:value-type="float">
            <text:p>44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80" calcext:value-type="float">
            <text:p>48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6" calcext:value-type="float">
            <text:p>9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92" calcext:value-type="float">
            <text:p>19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4" calcext:value-type="float">
            <text:p>22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88" calcext:value-type="float">
            <text:p>28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52" calcext:value-type="float">
            <text:p>35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84" calcext:value-type="float">
            <text:p>38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16" calcext:value-type="float">
            <text:p>41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8" calcext:value-type="float">
            <text:p>44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2" calcext:value-type="float">
            <text:p>3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4" calcext:value-type="float">
            <text:p>6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6" calcext:value-type="float">
            <text:p>9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8" calcext:value-type="float">
            <text:p>12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2" calcext:value-type="float">
            <text:p>19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6" calcext:value-type="float">
            <text:p>25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20" calcext:value-type="float">
            <text:p>32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52" calcext:value-type="float">
            <text:p>35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84" calcext:value-type="float">
            <text:p>38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16" calcext:value-type="float">
            <text:p>41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48" calcext:value-type="float">
            <text:p>44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80" calcext:value-type="float">
            <text:p>48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2" calcext:value-type="float">
            <text:p>3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4" calcext:value-type="float">
            <text:p>6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6" calcext:value-type="float">
            <text:p>9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2" calcext:value-type="float">
            <text:p>19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24" calcext:value-type="float">
            <text:p>2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6" calcext:value-type="float">
            <text:p>25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88" calcext:value-type="float">
            <text:p>28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52" calcext:value-type="float">
            <text:p>35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84" calcext:value-type="float">
            <text:p>38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16" calcext:value-type="float">
            <text:p>41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48" calcext:value-type="float">
            <text:p>44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80" calcext:value-type="float">
            <text:p>48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6" calcext:value-type="float">
            <text:p>96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8" calcext:value-type="float">
            <text:p>128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0" calcext:value-type="float">
            <text:p>16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2" calcext:value-type="float">
            <text:p>19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24" calcext:value-type="float">
            <text:p>224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6" calcext:value-type="float">
            <text:p>256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88" calcext:value-type="float">
            <text:p>288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20" calcext:value-type="float">
            <text:p>32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84" calcext:value-type="float">
            <text:p>384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16" calcext:value-type="float">
            <text:p>416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48" calcext:value-type="float">
            <text:p>448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80" calcext:value-type="float">
            <text:p>48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2" calcext:value-type="float">
            <text:p>3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4" calcext:value-type="float">
            <text:p>64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6" calcext:value-type="float">
            <text:p>96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8" calcext:value-type="float">
            <text:p>12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" calcext:value-type="float">
            <text:p>16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24" calcext:value-type="float">
            <text:p>224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6" calcext:value-type="float">
            <text:p>256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88" calcext:value-type="float">
            <text:p>28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20" calcext:value-type="float">
            <text:p>32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52" calcext:value-type="float">
            <text:p>35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6" calcext:value-type="float">
            <text:p>416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48" calcext:value-type="float">
            <text:p>44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80" calcext:value-type="float">
            <text:p>4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2" calcext:value-type="float">
            <text:p>3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4" calcext:value-type="float">
            <text:p>64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6" calcext:value-type="float">
            <text:p>96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8" calcext:value-type="float">
            <text:p>12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60" calcext:value-type="float">
            <text:p>16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92" calcext:value-type="float">
            <text:p>19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24" calcext:value-type="float">
            <text:p>224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56" calcext:value-type="float">
            <text:p>256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88" calcext:value-type="float">
            <text:p>28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20" calcext:value-type="float">
            <text:p>32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52" calcext:value-type="float">
            <text:p>35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84" calcext:value-type="float">
            <text:p>384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48" calcext:value-type="float">
            <text:p>44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80" calcext:value-type="float">
            <text:p>48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2" calcext:value-type="float">
            <text:p>32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6" calcext:value-type="float">
            <text:p>96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60" calcext:value-type="float">
            <text:p>16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2" calcext:value-type="float">
            <text:p>192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24" calcext:value-type="float">
            <text:p>224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20" calcext:value-type="float">
            <text:p>32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52" calcext:value-type="float">
            <text:p>352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84" calcext:value-type="float">
            <text:p>384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16" calcext:value-type="float">
            <text:p>416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80" calcext:value-type="float">
            <text:p>48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2" calcext:value-type="float">
            <text:p>3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6" calcext:value-type="float">
            <text:p>96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8" calcext:value-type="float">
            <text:p>12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60" calcext:value-type="float">
            <text:p>16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92" calcext:value-type="float">
            <text:p>19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24" calcext:value-type="float">
            <text:p>22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88" calcext:value-type="float">
            <text:p>28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52" calcext:value-type="float">
            <text:p>35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84" calcext:value-type="float">
            <text:p>38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16" calcext:value-type="float">
            <text:p>416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48" calcext:value-type="float">
            <text:p>44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2T14:32:39.525903000</dc:date>
    <meta:document-statistic meta:table-count="1" meta:cell-count="2304" meta:object-count="0"/>
    <meta:generator>LibreOffice/4.1.5.3$MacOSX_x86 LibreOffice_project/1c1366bba2ba2b554cd2ca4d87c06da81c05d24</meta:generator>
  </office:meta>
</office:document-meta>
</file>